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1b6c80" officeooo:paragraph-rsid="001b6c80" fo:background-color="#1e1e1e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1b7aa4" officeooo:paragraph-rsid="001b7aa4" fo:background-color="#1e1e1e"/>
    </style:style>
    <style:style style:name="P4" style:family="paragraph" style:parent-style-name="Standard">
      <style:text-properties officeooo:rsid="001b6c80" officeooo:paragraph-rsid="001b6c80"/>
    </style:style>
    <style:style style:name="T1" style:family="text">
      <style:text-properties fo:color="#dcdcaa"/>
    </style:style>
    <style:style style:name="T2" style:family="text">
      <style:text-properties fo:color="#ce9178"/>
    </style:style>
    <style:style style:name="T3" style:family="text">
      <style:text-properties fo:color="#b5ce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all the linkss in the editorial tab</text:p>
      <text:p text:style-name="P3">response.css(<text:span text:style-name="T2">'div.category a::attr(href)'</text:span>).getall()</text:p>
      <text:p text:style-name="P3"/>
      <text:p text:style-name="P2"/>
      <text:p text:style-name="P2">X path for Paragraph content of the the link below</text:p>
      <text:p text:style-name="P1">response.css(<text:span text:style-name="T2">'div.heading_container h1::text'</text:span>).get(),</text:p>
      <text:p text:style-name="P1"/>
      <text:p text:style-name="P1">https://www.thesangaiexpress.com/manipuri//Encyc/2023/1/6/-K-K-K-i-yK-K-i-K-K-t-A-.html</text:p>
      <text:p text:style-name="P1"/>
      <text:p text:style-name="P1">//*[@<text:span text:style-name="T1">id</text:span>=<text:span text:style-name="T2">"NewsComp-fjId-mQfS-GbEf-lvsG"</text:span>]/div[<text:span text:style-name="T3">5</text:span>]/text()[<text:span text:style-name="T3">1</text:span>]</text:p>
      <text:p text:style-name="P1">//*[@<text:span text:style-name="T1">id</text:span>=<text:span text:style-name="T2">"NewsComp-fjId-mQfS-GbEf-lvsG"</text:span>]/div[<text:span text:style-name="T3">5</text:span>]/text()[<text:span text:style-name="T3">2</text:span>]</text:p>
      <text:p text:style-name="P1">//*[@<text:span text:style-name="T1">id</text:span>=<text:span text:style-name="T2">"NewsComp-fjId-mQfS-GbEf-lvsG"</text:span>]/div[<text:span text:style-name="T3">5</text:span>]/text()[<text:span text:style-name="T3">3</text:span>]</text:p>
      <text:p text:style-name="P1"/>
      <text:p text:style-name="Standard"/>
      <text:p text:style-name="P4">heading css </text:p>
      <text:p text:style-name="P4">response.css('div.heading_container h1::text').get(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1T12:34:38.991212229</meta:creation-date>
    <dc:date>2023-01-21T14:35:18.851358215</dc:date>
    <meta:editing-duration>PT19S</meta:editing-duration>
    <meta:editing-cycles>1</meta:editing-cycles>
    <meta:document-statistic meta:table-count="0" meta:image-count="0" meta:object-count="0" meta:page-count="1" meta:paragraph-count="10" meta:word-count="29" meta:character-count="508" meta:non-whitespace-character-count="488"/>
    <meta:generator>LibreOffice/6.4.7.2$Linux_X86_64 LibreOffice_project/40$Build-2</meta:generator>
  </office:meta>
</office:document-meta>
</file>